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es" fo:country="ES" fo:font-style="normal" style:text-underline-style="none" fo:font-weight="bold" officeooo:rsid="019c164c" officeooo:paragraph-rsid="0061edd6" style:letter-kerning="true" fo:background-color="transparent" style:font-name-asian="SimSun1" style:font-size-asian="11pt" style:language-asian="zh" style:country-asian="CN" style:font-style-asian="normal" style:font-weight-asian="bold" style:font-name-complex="Mangal1" style:font-size-complex="11pt" style:language-complex="hi" style:country-complex="IN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font-weight="normal" officeooo:paragraph-rsid="0061edd6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Times New Roman" fo:font-size="11pt" fo:font-style="normal" fo:font-weight="normal" officeooo:paragraph-rsid="0061edd6" fo:background-color="transparent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style="normal" officeooo:paragraph-rsid="0061edd6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0cm" fo:margin-right="0.499cm" fo:margin-top="0.101cm" fo:margin-bottom="0.101cm" style:contextual-spacing="false" fo:line-height="115%" fo:text-align="center" style:justify-single-word="false" fo:orphans="0" fo:widows="0" fo:text-indent="0cm" style:auto-text-indent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10" style:family="paragraph" style:parent-style-name="Standard">
      <style:paragraph-properties fo:margin-left="0cm" fo:margin-right="0.499cm" fo:margin-top="0.101cm" fo:margin-bottom="0.101cm" style:contextual-spacing="false" fo:line-height="115%" fo:text-align="justify" style:justify-single-word="false" fo:orphans="0" fo:widows="0" fo:text-indent="0cm" style:auto-text-indent="false"/>
      <style:text-properties style:font-name="Times New Roman" fo:font-size="11pt" officeooo:paragraph-rsid="0061edd6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text-position="0% 100%" style:font-name="Times New Roman" fo:font-size="11pt" fo:font-weight="normal" officeooo:rsid="0077bb09" officeooo:paragraph-rsid="0061edd6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1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normal" officeooo:rsid="0074ce8c" officeooo:paragraph-rsid="0061edd6" style:font-size-asian="11pt" style:font-weight-asian="normal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61edd6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850b81" fo:background-color="transparent" style:font-size-asian="11pt" style:font-weight-asian="bold" style:font-size-complex="11pt"/>
    </style:style>
    <style:style style:name="P15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rsid="014582bc" officeooo:paragraph-rsid="00850b81" fo:background-color="transparent" style:font-size-asian="11pt" style:font-style-asian="normal" style:font-weight-asian="normal" style:font-size-complex="11pt" style:font-weight-complex="normal"/>
    </style:style>
    <style:style style:name="P1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officeooo:paragraph-rsid="0061edd6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61edd6" style:font-name-asian="Times New Roman2" style:font-size-asian="11pt" style:font-style-asian="normal" style:font-weight-asian="normal" style:font-name-complex="Times New Roman2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break-before="pag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name-asian="Times New Roman2" style:font-size-asian="11pt" style:font-style-asian="normal" style:font-weight-asian="bold" style:font-name-complex="Times New Roman2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officeooo:paragraph-rsid="0061edd6" style:font-size-asian="11pt" style:font-style-asian="normal" style:font-weight-asian="bold" style:font-size-complex="11pt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2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" fo:font-size="11pt" fo:letter-spacing="normal" fo:font-weight="normal" officeooo:rsid="00711cfb" officeooo:paragraph-rsid="00664161" fo:background-color="transparent" style:font-size-asian="11pt" style:font-weight-asian="normal" style:font-name-complex="Times New Roman" style:font-size-complex="11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14c705a" officeooo:paragraph-rsid="00664161" fo:background-color="transparent" style:font-size-asian="11pt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rsid="008d18dd" officeooo:paragraph-rsid="008d18dd" fo:background-color="transparent" style:font-size-asian="11pt" style:font-size-complex="11pt" style:font-weight-complex="bold"/>
    </style:style>
    <style:style style:name="P25" style:family="paragraph" style:parent-style-name="Standard">
      <style:paragraph-properties fo:margin-top="0.176cm" fo:margin-bottom="0.176cm" style:contextual-spacing="false" fo:line-height="0.423cm"/>
    </style:style>
    <style:style style:name="P26" style:family="paragraph" style:parent-style-name="Standard">
      <style:text-properties fo:font-size="11pt" style:font-size-asian="11pt" style:font-size-complex="11pt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948d59"/>
    </style:style>
    <style:style style:name="T2" style:family="text">
      <style:text-properties officeooo:rsid="009758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officeooo:rsid="0074ce8c" style:font-weight-asian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850b81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720ef3" style:letter-kerning="true" style:font-name-asian="SimSun1" style:language-asian="zh" style:country-asian="CN" style:font-style-asian="normal" style:font-weight-asian="bold" style:font-name-complex="Mangal1" style:language-complex="hi" style:country-complex="IN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850b81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language="es" fo:country="ES" fo:font-style="normal" style:text-underline-style="none" fo:font-weight="bold" officeooo:rsid="00711cfb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2" style:family="text">
      <style:text-properties officeooo:rsid="0098ee04"/>
    </style:style>
    <style:style style:name="T13" style:family="text">
      <style:text-properties style:use-window-font-color="true" loext:opacity="0%" fo:letter-spacing="normal" fo:font-weight="normal" officeooo:rsid="0079d6aa" fo:background-color="transparent" loext:char-shading-value="0" style:font-weight-asian="normal" style:font-name-complex="Times New Roman" style:font-weight-complex="normal"/>
    </style:style>
    <style:style style:name="T14" style:family="text">
      <style:text-properties fo:font-size="11pt" fo:language="es" fo:country="ES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7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18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">post_title;case='upper'</text:span>]</text:p>
      <text:p text:style-name="P2"/>
      <text:p text:style-name="P3">[objeto;type='textarea';title='Objeto';placeholder='Objeto de la resolución (breve)';length='<text:span text:style-name="T2">2</text:span>000';description='<text:span text:style-name="T2">Texto breve con el</text:span> objeto de la resolución']</text:p>
      <text:p text:style-name="P4"/>
      <text:p text:style-name="P5">ANTECEDENTES DE HECHO</text:p>
      <text:p text:style-name="P6"><text:span text:style-name="T3"/></text:p>
      <text:p text:style-name="P7">[antecedentes;type='html';title='Antecedentes de hecho';description='Expón los antecedentes; admite HTML para listas y párrafos largos']</text:p>
      <text:p text:style-name="P8"><text:span text:style-name="T4"/></text:p>
      <text:p text:style-name="P8">A estos hechos les son de aplicación los siguientes</text:p>
      <text:p text:style-name="P8"><text:span text:style-name="T5"/></text:p>
      <text:p text:style-name="P9">FUNDAMENTOS DE DERECHO</text:p>
      <text:p text:style-name="P10"><text:span text:style-name="T6"/></text:p>
      <text:p text:style-name="P11">[fundamentos;type='html';title='Fundamentos de derecho';description='Fundamentación jurídica; admite HTML']</text:p>
      <text:p text:style-name="P4"><text:span text:style-name="T7"/></text:p>
      <text:p text:style-name="P12">En virtud de lo expuesto anteriormente</text:p>
      <text:p text:style-name="P4"><text:span text:style-name="T7"/></text:p>
      <text:p text:style-name="P4"><text:span text:style-name="T7"/></text:p>
      <text:p text:style-name="P13"><text:span text:style-name="T8">R</text:span><text:span text:style-name="T9">ESUELVO</text:span></text:p>
      <text:p text:style-name="P14"><text:line-break/></text:p>
      <text:p text:style-name="P15">[resuelvo;type='html';title='Resolución (RESUELVO)';description='Puntos resolutivos; admite listas numeradas y párrafos']</text:p>
      <text:p text:style-name="P16"><text:span text:style-name="Fuente_20_de_20_párrafo_20_predeter."><text:span text:style-name="T10"/></text:span></text:p>
      <text:p text:style-name="P16"><text:span text:style-name="Fuente_20_de_20_párrafo_20_predeter."><text:span text:style-name="T10">E</text:span></text:span><text:span text:style-name="Fuente_20_de_20_párrafo_20_predeter."><text:span text:style-name="T11">L DIRECTOR GENERAL DE ORDENACIÓN DE LAS ENSEÑANZAS, INCLUSIÓN E INNOVACIÓN</text:span></text:span></text:p>
      <text:p text:style-name="P17">[anexos;block=begin]</text:p>
      <text:p text:style-name="P18">[anexo<text:span text:style-name="T12">s.</text:span>code;type='text';title='Código del anexo';placeholder='Anexo I']</text:p>
      <text:p text:style-name="P19"/>
      <text:p text:style-name="P20">[anexo<text:span text:style-name="T12">s.</text:span>title;type='text';title='Título del anexo';placeholder='FINALIDAD, OBJETIVOS...']</text:p>
      <text:p text:style-name="P21"><text:span text:style-name="T13"/></text:p>
      <text:p text:style-name="P22">[anexo<text:span text:style-name="T12">s.</text:span>summary;type='html';title='Resumen/Introducción';description='Texto introductorio; admite HTML']</text:p>
      <text:p text:style-name="P23">[anexos;block=end]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Footnote_20_Characters" style:display-name="Footnote Characters" style:family="text"/>
    <style:style style:name="Endnote_20_Characters" style:display-name="Endnote Characters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176cm" fo:margin-bottom="0.176cm" style:contextual-spacing="false" fo:line-height="0.423cm"/>
    </style:style>
    <style:style style:name="MP3" style:family="paragraph" style:parent-style-name="Standard">
      <style:text-properties fo:font-size="11pt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5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font-size="11pt" fo:language="es" fo:country="ES" style:font-size-asian="11pt" style:font-size-complex="11pt"/>
    </style:style>
    <style:style style:name="MT2" style:family="text">
      <style:text-properties fo:font-size="11pt" style:font-size-asian="11pt" style:font-size-complex="11pt"/>
    </style:style>
    <style:style style:name="MT3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5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6" style:family="text">
      <style:text-properties style:font-name="Calibri" style:font-name-complex="Calibri1"/>
    </style:style>
    <style:style style:name="Mfr1" style:family="graphic" style:parent-style-name="Frame">
      <style:graphic-properties fo:margin-left="0.319cm" fo:margin-right="0.319cm" style:run-through="foreground" style:wrap="left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Marco3" text:anchor-type="char" svg:x="11.973cm" svg:y="0.584cm" svg:width="2.565cm" svg:height="0.977cm" draw:z-index="3"><draw:text-box><text:p text:style-name="MP2"><text:span text:style-name="MT1">Folio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draw:frame draw:style-name="Mfr2" draw:name="Imagen 6" text:anchor-type="as-char" svg:width="0.794cm" svg:height="1.503cm" draw:z-index="4"><draw:image xlink:href="Pictures/1000000000000045000000856F587C46.jpg" xlink:type="simple" xlink:show="embed" xlink:actuate="onLoad" draw:mime-type="image/jpeg"/></draw:frame></text:p>
      </style:header>
      <style:footer>
        <text:p text:style-name="MP4"/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custom-shape text:anchor-type="char" draw:z-index="1" draw:name="Cuadro de texto 5" draw:style-name="Mgr1" draw:text-style-name="MP7" svg:width="1.574cm" svg:height="29.692cm" svg:x="-1.418cm" svg:y="-2.249cm"><text:p text:style-name="MP6"><text:bookmark-start text:name="__DdeLink__1949_740795211"/><text:span text:style-name="MT3">Avenida Buenos Aires 3-5, Edificio </text:span><text:span text:style-name="MT4">Usos Múltiples III</text:span><text:span text:style-name="MT3">, 4ª planta</text:span><text:span text:style-name="MT5"> <text:s/>| CP </text:span><text:span text:style-name="MT3">38071 </text:span><text:span text:style-name="MT5">Santa Cruz de Tenerife <text:s/>| <text:s/>Tfno: 922 </text:span><text:span text:style-name="MT3">42 35 00</text:span><text:span text:style-name="MT5"> <text:s/></text:span></text:p><text:p text:style-name="MP6"><text:span text:style-name="MT3">Calle Granadera Canaria 2, Edificio Granadera Canaria, 1ª planta</text:span><text:span text:style-name="MT5"> <text:s/>| <text:s/>CP </text:span><text:span text:style-name="MT3">35071</text:span><text:span text:style-name="MT5"> Las Palmas de Gran Canaria <text:s/>| <text:s/>Tfno: 928 </text:span><text:span text:style-name="MT3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Imagen 1" text:anchor-type="char" svg:x="-0.263cm" svg:y="0.355cm" svg:width="9.701cm" svg:height="2.152cm" draw:z-index="0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draw:frame draw:style-name="Mfr1" draw:name="Marco2" text:anchor-type="char" svg:x="11.973cm" svg:y="0.584cm" svg:width="2.565cm" svg:height="0.977cm" draw:z-index="5"><draw:text-box><text:p text:style-name="MP2"><text:span text:style-name="MT1">Folio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 style:num-format="1">2</text:page-count></text:span></text:span></text:p><text:p text:style-name="MP3"/></draw:text-box></draw:frame><text:span text:style-name="MT6"/></text:p>
      </style:header>
      <style:footer>
        <text:p text:style-name="MP8"/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85</meta:editing-cycles>
    <meta:creation-date>2023-08-01T08:14:21.289000000</meta:creation-date>
    <dc:date>2025-12-02T09:22:19.774824000</dc:date>
    <meta:editing-duration>P1DT56M25S</meta:editing-duration>
    <meta:generator>LibreOffice/25.8.3.2$MacOSX_AARCH64 LibreOffice_project/8ca8d55c161d602844f5428fa4b58097424e324e</meta:generator>
    <meta:print-date>2025-09-29T09:13:10.314000000</meta:print-date>
    <meta:printed-by>Archivos PDF</meta:printed-by>
    <meta:document-statistic meta:table-count="0" meta:image-count="2" meta:object-count="0" meta:page-count="2" meta:paragraph-count="23" meta:word-count="136" meta:character-count="1336" meta:non-whitespace-character-count="1207"/>
    <meta:user-defined meta:name="AppVersion">16.0000</meta:user-defined>
    <meta:template xlink:type="simple" xlink:actuate="onRequest" xlink:title="hoja_a4.dotx" xlink:href=""/>
  </office:meta>
</office:document-meta>
</file>